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AF000002122935A64ACE3E5A3F.png" manifest:media-type="image/png"/>
  <manifest:file-entry manifest:full-path="Pictures/100073ED00009698000054AB7D04B82717649E2D.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fromTop"/>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random"/>
    </style:style>
    <style:style style:name="dp4" style:family="drawing-page">
      <style:drawing-page-properties presentation:background-visible="true" presentation:background-objects-visible="true" presentation:display-footer="true" presentation:display-page-number="false" presentation:display-date-time="true" smil:type="fanWipe" smil:subtype="centerTop"/>
    </style:style>
    <style:style style:name="dp5" style:family="drawing-page">
      <style:drawing-page-properties presentation:background-visible="true" presentation:background-objects-visible="true" presentation:display-footer="true" presentation:display-page-number="false" presentation:display-date-time="true" smil:type="barWipe" smil:subtype="topToBottom" smil:direction="reverse"/>
    </style:style>
    <style:style style:name="dp6" style:family="drawing-page">
      <style:drawing-page-properties presentation:background-visible="true" presentation:background-objects-visible="true" presentation:display-footer="true" presentation:display-page-number="false" presentation:display-date-time="true" smil:type="slideWipe" smil:subtype="fromTop"/>
    </style:style>
    <style:style style:name="gr1" style:family="graphic">
      <style:graphic-properties style:protect="size"/>
    </style:style>
    <style:style style:name="pr1" style:family="presentation" style:parent-style-name="Vintage-title">
      <style:graphic-properties fo:min-height="3.506cm"/>
    </style:style>
    <style:style style:name="pr2" style:family="presentation" style:parent-style-name="Vintage-subtitle">
      <style:graphic-properties draw:fill-color="#ffffff" fo:min-height="12.179cm"/>
    </style:style>
    <style:style style:name="pr3" style:family="presentation" style:parent-style-name="Vintage-notes">
      <style:graphic-properties draw:fill-color="#ffffff" draw:auto-grow-height="true" fo:min-height="14cm"/>
    </style:style>
    <style:style style:name="pr4" style:family="presentation" style:parent-style-name="Vintage-title">
      <style:graphic-properties draw:auto-grow-height="true" fo:min-height="3.067cm"/>
    </style:style>
    <style:style style:name="pr5" style:family="presentation" style:parent-style-name="Vintage-outline1">
      <style:graphic-properties fo:min-height="11.929cm"/>
    </style:style>
    <style:style style:name="pr6" style:family="presentation" style:parent-style-name="Vintage-title">
      <style:graphic-properties draw:stroke="none" draw:fill="none" fo:min-height="1.721cm"/>
    </style:style>
    <style:style style:name="pr7" style:family="presentation" style:parent-style-name="Vintage-title">
      <style:graphic-properties fo:min-height="2.6cm"/>
    </style:style>
    <style:style style:name="P1" style:family="paragraph">
      <style:text-properties fo:font-weight="bold" style:font-weight-asian="bold" style:font-weight-complex="bold"/>
    </style:style>
    <style:style style:name="P2" style:family="paragraph">
      <loext:graphic-properties draw:fill-color="#ffffff"/>
      <style:text-properties fo:font-size="36pt" fo:font-weight="bold" style:font-size-asian="36pt" style:font-weight-asian="bold" style:font-size-complex="36pt" style:font-weight-complex="bold"/>
    </style:style>
    <style:style style:name="P3" style:family="paragraph">
      <loext:graphic-properties draw:fill-color="#ffffff"/>
    </style:style>
    <style:style style:name="P4" style:family="paragraph">
      <style:text-properties fo:font-size="18pt" fo:font-weight="bold" style:font-size-asian="18pt" style:font-weight-asian="bold" style:font-size-complex="18pt" style:font-weight-complex="bold"/>
    </style:style>
    <style:style style:name="P5" style:family="paragraph">
      <loext:graphic-properties draw:fill="none"/>
      <style:text-properties fo:font-weight="bold" style:font-weight-asian="bold" style:font-weight-complex="bold"/>
    </style:style>
    <style:style style:name="P6" style:family="paragraph">
      <style:text-properties fo:font-size="22pt" style:font-size-asian="22pt" style:font-size-complex="22pt"/>
    </style:style>
    <style:style style:name="P7" style:family="paragraph">
      <loext:graphic-properties draw:fill-color="#ffffff"/>
      <style:text-properties fo:font-size="20pt"/>
    </style:style>
    <style:style style:name="P8" style:family="paragraph">
      <style:text-properties fo:font-size="24pt" style:font-size-asian="24pt" style:font-size-complex="24pt"/>
    </style:style>
    <style:style style:name="P9" style:family="paragraph">
      <style:text-properties fo:font-size="15pt" style:font-size-asian="15pt" style:font-size-complex="15pt"/>
    </style:style>
    <style:style style:name="T1" style:family="text">
      <style:text-properties fo:font-weight="bold" style:font-weight-asian="bold" style:font-weight-complex="bold"/>
    </style:style>
    <style:style style:name="T2" style:family="text">
      <style:text-properties fo:font-size="36pt" fo:font-weight="bold" style:font-size-asian="36pt" style:font-weight-asian="bold" style:font-size-complex="36pt" style:font-weight-complex="bold"/>
    </style:style>
    <style:style style:name="T3" style:family="text">
      <style:text-properties fo:font-weight="normal" style:font-weight-asian="normal" style:font-weight-complex="normal"/>
    </style:style>
    <style:style style:name="T4" style:family="text">
      <style:text-properties fo:color="#800000" fo:background-color="#ffcc00"/>
    </style:style>
    <style:style style:name="T5" style:family="text">
      <style:text-properties fo:font-size="18pt" fo:font-weight="bold" style:font-size-asian="18pt" style:font-weight-asian="bold" style:font-size-complex="18pt" style:font-weight-complex="bold"/>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22pt" fo:font-weight="normal" style:font-size-asian="22pt" style:font-weight-asian="normal" style:font-size-complex="22pt" style:font-weight-complex="normal"/>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24pt" style:font-size-asian="24pt" style:font-size-complex="24pt"/>
    </style:style>
    <style:style style:name="T11" style:family="text">
      <style:text-properties fo:font-size="24pt" fo:font-style="italic" style:font-size-asian="24pt" style:font-style-asian="italic" style:font-size-complex="24pt" style:font-style-complex="italic"/>
    </style:style>
    <style:style style:name="T12" style:family="text">
      <style:text-properties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Vintage" presentation:presentation-page-layout-name="AL1T0" xml:id="id1" draw:id="id1">
        <office:forms form:automatic-focus="false" form:apply-design-mode="false"/>
        <draw:frame presentation:style-name="pr1" draw:text-style-name="P1" draw:layer="layout" svg:width="25.199cm" svg:height="3.506cm" svg:x="1.201cm" svg:y="0.5cm" presentation:class="title" presentation:user-transformed="true">
          <draw:text-box>
            <text:p><text:span text:style-name="T1">OS Security</text:span></text:p>
          </draw:text-box>
        </draw:frame>
        <draw:frame presentation:style-name="pr2" draw:text-style-name="P2" draw:layer="layout" svg:width="25.199cm" svg:height="12.179cm" svg:x="1.4cm" svg:y="4.914cm" presentation:class="subtitle" presentation:user-transformed="true">
          <draw:text-box>
            <text:p><text:span text:style-name="T2">Techniques for Securing the Operating System</text:span></text:p>
            <text:p><text:span text:style-name="T2"/></text:p>
            <text:p><text:span text:style-name="T2">Presented by Nitesh kumar </text:span></text:p>
            <text:p><text:span text:style-name="T2"><text:s text:c="15"/></text:span><text:span text:style-name="T2">17mcs08</text:span></text:p>
          </draw:text-box>
        </draw:frame>
        <anim:par presentation:node-type="timing-root">
          <anim:par smil:begin="id1.begin">
            <anim:transitionFilter smil:dur="2s" smil:type="pushWipe" smil:subtype="fromTop"/>
          </anim:par>
          <anim:seq smil:dur="0s" presentation:node-type="main-sequence"/>
        </anim:par>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Vintage" presentation:presentation-page-layout-name="AL2T1" xml:id="id2" draw:id="id2">
        <office:forms form:automatic-focus="false" form:apply-design-mode="false"/>
        <draw:frame presentation:style-name="pr4" draw:text-style-name="P1" draw:layer="layout" svg:width="22.5cm" svg:height="3.067cm" svg:x="1.4cm" svg:y="0.8cm" presentation:class="title">
          <draw:text-box>
            <text:p><text:span text:style-name="T1">Introduction</text:span></text:p>
          </draw:text-box>
        </draw:frame>
        <draw:frame presentation:style-name="pr5" draw:layer="layout" svg:width="25.199cm" svg:height="13.693cm" svg:x="1.801cm" svg:y="4.507cm" presentation:class="outline" presentation:user-transformed="true">
          <draw:text-box>
            <text:list text:style-name="L2">
              <text:list-item>
                <text:p>The operating system is the physical environment where your application runs. Any vulnerability in the operating system could compromise the security of the application. By securing the operating system, you make the environment stable, control access to resources, and control external access to the environment.</text:p>
              </text:list-item>
              <text:list-item>
                <text:p>The physical security of the system is essential. Threats can come through the Web, but they can also come from a physical terminal. Even if the Web access is very secure, if an attacker obtains physical access to a server, breaking into a system is much easier. </text:p>
              </text:list-item>
              <text:list-item>
                <text:p>Review security policies and recommendations for your operating system. Consider implementing the following security best practices.</text:p>
              </text:list-item>
            </text:list>
          </draw:text-box>
        </draw:frame>
        <anim:par presentation:node-type="timing-root">
          <anim:par smil:begin="id2.begin">
            <anim:transitionFilter smil:dur="2s" smil:type="pushWipe" smil:subtype="fromTop"/>
          </anim:par>
          <anim:seq smil:dur="0s" presentation:node-type="main-sequence"/>
        </anim:par>
        <presentation:notes draw:style-name="dp2">
          <draw:page-thumbnail draw:style-name="gr1" draw:layer="layout" svg:width="17cm" svg:height="9.56cm" svg:x="2cm" svg:y="2.5cm" draw:page-number="2" presentation:class="page"/>
          <draw:frame presentation:style-name="pr3" draw:text-style-name="P3" draw:layer="layout" svg:width="17cm" svg:height="14cm" svg:x="2cm" svg:y="13cm" presentation:class="notes" presentation:placeholder="true">
            <draw:text-box/>
          </draw:frame>
        </presentation:notes>
      </draw:page>
      <draw:page draw:name="page3" draw:style-name="dp1" draw:master-page-name="Vintage" presentation:presentation-page-layout-name="AL2T1" xml:id="id3" draw:id="id3">
        <office:forms form:automatic-focus="false" form:apply-design-mode="false"/>
        <draw:frame presentation:style-name="pr1" draw:text-style-name="P1" draw:layer="layout" svg:width="25.199cm" svg:height="3.506cm" svg:x="1.4cm" svg:y="0.837cm" presentation:class="title" presentation:user-transformed="true">
          <draw:text-box>
            <text:p><text:span text:style-name="T1">Contind...</text:span></text:p>
          </draw:text-box>
        </draw:frame>
        <draw:frame presentation:style-name="pr5" draw:layer="layout" svg:width="25.199cm" svg:height="15.093cm" svg:x="1.322cm" svg:y="4.902cm" presentation:class="outline" presentation:user-transformed="true">
          <draw:text-box>
            <text:list text:style-name="L2">
              <text:list-item>
                <text:p><text:span text:style-name="T1">Account Policies</text:span>: Develop and administer password policies that promote operating system security. Examples of such policies are the strong password rule and the password change schedule.</text:p>
                <text:p>Test the strength of users' passwords by breaking the passwords. The users who do not comply with the strong password rule receive a notification to update their passwords according to the organization password policy. </text:p>
              </text:list-item>
              <text:list-item>
                <text:p><text:span text:style-name="T1">User Accounts</text:span>: Unnecessary and legacy user accounts increase system complexity and may present system vulnerabilities.Assign the minimum required access permissions for the account that runs the application, If attackers obtain access to the application, they have the permissions of the user who runs the application.</text:p>
              </text:list-item>
              <text:list-item>
                <text:p><text:span text:style-name="T1">File System: </text:span><text:span text:style-name="T3">Grant the users read-only permissions </text:span><text:span text:style-name="T3">for required directories. If attackers obtain access to </text:span><text:span text:style-name="T3">an application, they have the user permissions.Deny </text:span><text:span text:style-name="T3">access by default.Access to resources is denied for </text:span><text:span text:style-name="T3">everyone except for the users to whom access is </text:span><text:span text:style-name="T3">granted explicitly. </text:span></text:p>
              </text:list-item>
              <text:list-item>
                <text:p><text:span text:style-name="T1">Network Services: </text:span><text:span text:style-name="T3">Provide the minimum number of </text:span><text:span text:style-name="T3">required services on the server computer.Use only </text:span><text:span text:style-name="T3">the services that you need to run the application. </text:span><text:span text:style-name="T3">Each service is a potential entry point for a </text:span><text:span text:style-name="T3">malicious attack. Reducing the number of running </text:span><text:span text:style-name="T3">services also makes your system more manageable. </text:span><text:span text:style-name="T3">Reduce the level of access permissions for the </text:span><text:span text:style-name="T3">network services users.Network services are </text:span><text:span text:style-name="T3">exposed to the public.Ensure that the user accounts </text:span><text:span text:style-name="T3">that have access to the Web server do not have </text:span><text:span text:style-name="T3">access to the shell functions.</text:span></text:p>
              </text:list-item>
              <text:list-item>
                <text:p><text:span text:style-name="T4">https://www.ibm.com/support/knowledgecenter/en/S</text:span><text:span text:style-name="T4">SEP7J_10.2.1/com.ibm.swg.ba.cognos.crn_arch.10.</text:span><text:span text:style-name="T4">2.1.doc/c_securing_the_operating_system.html</text:span></text:p>
              </text:list-item>
            </text:list>
            <text:p/>
          </draw:text-box>
        </draw:frame>
        <anim:par presentation:node-type="timing-root">
          <anim:par smil:begin="id3.begin">
            <anim:transitionFilter smil:dur="2s" smil:type="pushWipe" smil:subtype="fromTop"/>
          </anim:par>
          <anim:seq smil:dur="0s" presentation:node-type="main-sequence"/>
        </anim:par>
        <presentation:notes draw:style-name="dp2">
          <draw:page-thumbnail draw:style-name="gr1" draw:layer="layout" svg:width="17cm" svg:height="9.56cm" svg:x="2cm" svg:y="2.5cm" draw:page-number="3" presentation:class="page"/>
          <draw:frame presentation:style-name="pr3" draw:text-style-name="P3" draw:layer="layout" svg:width="17cm" svg:height="14cm" svg:x="2cm" svg:y="13cm" presentation:class="notes" presentation:placeholder="true">
            <draw:text-box/>
          </draw:frame>
        </presentation:notes>
      </draw:page>
      <draw:page draw:name="page4" draw:style-name="dp1" draw:master-page-name="Vintage" presentation:presentation-page-layout-name="AL2T1" xml:id="id4" draw:id="id4">
        <office:forms form:automatic-focus="false" form:apply-design-mode="false"/>
        <draw:frame presentation:style-name="pr5" draw:text-style-name="P4" draw:layer="layout" svg:width="25.199cm" svg:height="9.175cm" svg:x="1.4cm" svg:y="5.4cm" presentation:class="outline" presentation:user-transformed="true">
          <draw:text-box>
            <text:list text:style-name="L2">
              <text:list-item>
                <text:p><text:span text:style-name="T5">System Patches: </text:span><text:span text:style-name="T6">Run the latest, vendor-recommended patches for the operating system.The </text:span><text:span text:style-name="T6">patches may be core OS patches, or patches required by additional applications.Schedule </text:span><text:span text:style-name="T6">regular maintenance of security patches.</text:span></text:p>
              </text:list-item>
              <text:list-item>
                <text:p><text:span text:style-name="T5">Operating System Minimization: </text:span><text:span text:style-name="T6">Remove nonessential applications to reduce possible </text:span><text:span text:style-name="T6">system vulnerabilities.Restrict local services to the services required for operation.</text:span></text:p>
              </text:list-item>
              <text:list-item>
                <text:p><text:span text:style-name="T5">Logging and Monitoring: </text:span><text:span text:style-name="T6">Log security-related events, including successful and failed </text:span><text:span text:style-name="T6">logons, logoffs, and changes to user permissions.Monitor system log files.</text:span></text:p>
              </text:list-item>
            </text:list>
          </draw:text-box>
        </draw:frame>
        <draw:frame presentation:style-name="pr6" draw:text-style-name="P5" draw:layer="layout" svg:width="7.11cm" svg:height="1.721cm" svg:x="9.656cm" svg:y="1.512cm">
          <draw:text-box>
            <text:p><text:span text:style-name="T1">Contind...</text:span></text:p>
          </draw:text-box>
        </draw:frame>
        <anim:par presentation:node-type="timing-root">
          <anim:par smil:begin="id4.begin">
            <anim:transitionFilter smil:dur="2s" smil:type="pushWipe" smil:subtype="fromTop"/>
          </anim:par>
          <anim:seq smil:dur="0s" presentation:node-type="main-sequence"/>
        </anim:par>
        <presentation:notes draw:style-name="dp2">
          <draw:page-thumbnail draw:style-name="gr1" draw:layer="layout" svg:width="17cm" svg:height="9.56cm" svg:x="2cm" svg:y="2.5cm" draw:page-number="4" presentation:class="page"/>
          <draw:frame presentation:style-name="pr3" draw:text-style-name="P3" draw:layer="layout" svg:width="17cm" svg:height="14cm" svg:x="2cm" svg:y="13cm" presentation:class="notes" presentation:placeholder="true">
            <draw:text-box/>
          </draw:frame>
        </presentation:notes>
      </draw:page>
      <draw:page draw:name="page5" draw:style-name="dp3" draw:master-page-name="Vintage" presentation:presentation-page-layout-name="AL2T1" xml:id="id5" draw:id="id5">
        <office:forms form:automatic-focus="false" form:apply-design-mode="false"/>
        <draw:frame presentation:style-name="pr4" draw:text-style-name="P1" draw:layer="layout" svg:width="22.5cm" svg:height="3.067cm" svg:x="1.4cm" svg:y="0.8cm" presentation:class="title">
          <draw:text-box>
            <text:p><text:span text:style-name="T1">About the project</text:span></text:p>
          </draw:text-box>
        </draw:frame>
        <draw:frame presentation:style-name="pr5" draw:layer="layout" svg:width="25.199cm" svg:height="14.886cm" svg:x="1.4cm" svg:y="4.914cm" presentation:class="outline" presentation:user-transformed="true">
          <draw:text-box>
            <text:list text:style-name="L2">
              <text:list-header>
                <text:p><text:span text:style-name="T1">Normal Unix authentication</text:span></text:p>
              </text:list-header>
              <text:list-item>
                <text:p><text:span text:style-name="T7">Normal Unix authentication is provided by the pam_unix() module under </text:span><text:span text:style-name="T7">the PAM (Pluggable Authentication Modules). Its 3 important configuration </text:span><text:span text:style-name="T7">files, with ":" separated entries, are the following.</text:span></text:p>
              </text:list-item>
              <text:list-item>
                <text:p><text:span text:style-name="T8"><text:a xlink:href="https://www.debian.org/doc/manuals/debian-reference/ch04.en.html" xlink:type="simple">https://www.debian.org/doc/manuals/debian-reference/ch04.en.html</text:a></text:span></text:p>
              </text:list-item>
              <text:list-item>
                <text:p><text:span text:style-name="T8"><text:s/></text:span><text:span text:style-name="T8">Table <text:s/>important configuration files for pam_unix()</text:span></text:p>
                <text:p><text:span text:style-name="T5"><text:s text:c="7"/></text:span><text:span text:style-name="T5">file </text:span><text:span text:style-name="T5"><text:tab/></text:span><text:span text:style-name="T5"> <text:s text:c="8"/>| <text:s text:c="2"/>permission </text:span><text:span text:style-name="T5"><text:tab/></text:span><text:span text:style-name="T5">user <text:s text:c="2"/>group </text:span><text:span text:style-name="T5"><text:tab/></text:span><text:span text:style-name="T5"> description</text:span></text:p>
                <text:p><text:span text:style-name="T8">/etc/passwd <text:s text:c="3"/>|</text:span><text:span text:style-name="T8"><text:tab/></text:span><text:span text:style-name="T8">-rw-r--r-- </text:span><text:span text:style-name="T8"><text:tab/></text:span><text:span text:style-name="T8">root <text:s text:c="4"/>root <text:s text:c="9"/>(sanitized)* user account information</text:span></text:p>
                <text:p><text:span text:style-name="T8">/etc/shadow </text:span><text:span text:style-name="T8"><text:tab/></text:span><text:span text:style-name="T8"> <text:s/>| <text:s text:c="4"/>-rw-r----- </text:span><text:span text:style-name="T8"><text:tab/></text:span><text:span text:style-name="T8">root <text:s text:c="4"/>shadow <text:s text:c="4"/>secure user account information</text:span></text:p>
                <text:p><text:span text:style-name="T8">/etc/group </text:span><text:span text:style-name="T8"><text:tab/></text:span><text:span text:style-name="T8"> <text:s/>| <text:s text:c="4"/>-rw-r--r-- </text:span><text:span text:style-name="T8"><text:tab/></text:span><text:span text:style-name="T8">root <text:s text:c="4"/>root </text:span><text:span text:style-name="T8"><text:tab/></text:span><text:span text:style-name="T8"> <text:s text:c="6"/>group information </text:span></text:p>
                <text:p><text:span text:style-name="T8">* something in order to make it less strongly expressed, less harmful, or less offensive:</text:span></text:p>
              </text:list-item>
            </text:list>
          </draw:text-box>
        </draw:frame>
        <anim:par presentation:node-type="timing-root">
          <anim:par smil:begin="id5.begin">
            <anim:transitionFilter smil:dur="2s" smil:type="random"/>
          </anim:par>
          <anim:seq smil:dur="0s" presentation:node-type="main-sequence"/>
        </anim:par>
        <presentation:notes draw:style-name="dp2">
          <draw:page-thumbnail draw:style-name="gr1" draw:layer="layout" svg:width="17cm" svg:height="9.56cm" svg:x="2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4" draw:master-page-name="Vintage" presentation:presentation-page-layout-name="AL2T1" xml:id="id6" draw:id="id6">
        <office:forms form:automatic-focus="false" form:apply-design-mode="false"/>
        <draw:frame presentation:style-name="pr4" draw:text-style-name="P1" draw:layer="layout" svg:width="22.5cm" svg:height="3.067cm" svg:x="1.4cm" svg:y="0.8cm" presentation:class="title">
          <draw:text-box>
            <text:p><text:span text:style-name="T1">CRYPT()</text:span></text:p>
          </draw:text-box>
        </draw:frame>
        <draw:frame presentation:style-name="pr5" draw:text-style-name="P6" draw:layer="layout" svg:width="25.199cm" svg:height="11.379cm" svg:x="1.601cm" svg:y="5cm" presentation:class="outline" presentation:user-transformed="true">
          <draw:text-box>
            <text:list text:style-name="L2">
              <text:list-header>
                <text:p><text:span text:style-name="T9"/></text:p>
              </text:list-header>
              <text:list-item>
                <text:p><text:span text:style-name="T9"><text:a xlink:href="https://www.debian.org/doc/manuals/debian-reference/ch04.en.html" xlink:type="simple">https://www.debian.org/doc/manuals/debian-reference/ch04.en.html</text:a></text:span></text:p>
              </text:list-item>
              <text:list-item>
                <text:p><text:span text:style-name="T9"><text:a xlink:href="http://man7.org/linux/man-pages/man3/crypt.3.html" xlink:type="simple">http://man7.org/linux/man-pages/man3/crypt.3.html</text:a></text:span></text:p>
              </text:list-item>
              <text:list-item>
                <text:p><text:span text:style-name="T9"><text:a xlink:href="https://docs.python.org/3/library/crypt.html" xlink:type="simple">https://docs.python.org/3/library/crypt.html</text:a></text:span><text:span text:style-name="T9"> <text:s text:c="2"/></text:span></text:p>
              </text:list-item>
              <text:list-item>
                <text:p><text:span text:style-name="T9"><text:a xlink:href="https://www.techopedia.com/definition/18091/brute-force-attack" xlink:type="simple">https://www.techopedia.com/definition/18091/brute-force-attack</text:a></text:span></text:p>
                <text:p><text:span text:style-name="T9"/></text:p>
              </text:list-item>
              <text:list-item>
                <text:p><text:span text:style-name="T9">Function: char * crypt (const char *key, const char *salt)</text:span></text:p>
                <text:p><text:span text:style-name="T9"/></text:p>
              </text:list-item>
            </text:list>
          </draw:text-box>
        </draw:frame>
        <anim:par presentation:node-type="timing-root">
          <anim:par smil:begin="id6.begin">
            <anim:transitionFilter smil:dur="2s" smil:type="fanWipe" smil:subtype="centerTop"/>
          </anim:par>
          <anim:seq smil:dur="0s" presentation:node-type="main-sequence"/>
        </anim:par>
        <presentation:notes draw:style-name="dp2">
          <draw:page-thumbnail draw:style-name="gr1" draw:layer="layout" svg:width="17cm" svg:height="9.56cm" svg:x="2cm" svg:y="2.5cm" draw:page-number="6" presentation:class="page"/>
          <draw:frame presentation:style-name="pr3" draw:text-style-name="P7" draw:layer="layout" svg:width="17cm" svg:height="14cm" svg:x="2cm" svg:y="13cm" presentation:class="notes" presentation:placeholder="true">
            <draw:text-box/>
          </draw:frame>
        </presentation:notes>
      </draw:page>
      <draw:page draw:name="page7" draw:style-name="dp5" draw:master-page-name="Vintage" presentation:presentation-page-layout-name="AL2T1" xml:id="id7" draw:id="id7">
        <office:forms form:automatic-focus="false" form:apply-design-mode="false"/>
        <draw:frame presentation:style-name="pr4" draw:text-style-name="P1" draw:layer="layout" svg:width="22.5cm" svg:height="3.067cm" svg:x="1.4cm" svg:y="0.8cm" presentation:class="title">
          <draw:text-box>
            <text:p><text:span text:style-name="T1">Firewall &amp; Firewall Rules</text:span></text:p>
          </draw:text-box>
        </draw:frame>
        <draw:frame presentation:style-name="pr5" draw:text-style-name="P8" draw:layer="layout" svg:width="25.199cm" svg:height="12.179cm" svg:x="1.4cm" svg:y="4.914cm" presentation:class="outline" presentation:user-transformed="true">
          <draw:text-box>
            <text:list text:style-name="L2">
              <text:list-item>
                <text:p><text:span text:style-name="T10">A firewall is a system that provides network security by filtering </text:span><text:span text:style-name="T10">incoming and outgoing network traffic based on a set of user-defined </text:span><text:span text:style-name="T10">rules. In general, the purpose of a firewall is to reduce or eliminate the </text:span><text:span text:style-name="T10">occurrence of unwanted network communications while allowing all </text:span><text:span text:style-name="T10">legitimate communication to flow freely. In most server </text:span><text:span text:style-name="T10">infrastructures, firewalls provide an essential layer of security that, </text:span><text:span text:style-name="T10">combined with other measures, prevent attackers from accessing your </text:span><text:span text:style-name="T10">servers in malicious ways.</text:span></text:p>
              </text:list-item>
              <text:list-item>
                <text:p><text:span text:style-name="T10"><text:a xlink:href="https://www.digitalocean.com/community/tutorials/what-is-a-firewall-and-how-does-it-work" xlink:type="simple">https://www.digitalocean.com/community/tutorials/what-is-a-firewall-and-how-does-it-work</text:a></text:span></text:p>
              </text:list-item>
              <text:list-item>
                <text:p><text:span text:style-name="T10">Incoming rules.</text:span></text:p>
              </text:list-item>
              <text:list-item>
                <text:p><text:span text:style-name="T10">Outgoing rules.</text:span></text:p>
              </text:list-item>
              <text:list-item>
                <text:p><text:span text:style-name="T10">Default policies.</text:span></text:p>
              </text:list-item>
              <text:list-item>
                <text:p><text:span text:style-name="T10">Incoming and outgoing traffic.</text:span></text:p>
              </text:list-item>
              <text:list-item>
                <text:p><text:span text:style-name="T11">UFW, which stands for Uncomplicated Firewall</text:span></text:p>
              </text:list-item>
            </text:list>
          </draw:text-box>
        </draw:frame>
        <anim:par presentation:node-type="timing-root">
          <anim:par smil:begin="id7.begin">
            <anim:transitionFilter smil:dur="2s" smil:type="barWipe" smil:subtype="topToBottom" smil:direction="reverse"/>
          </anim:par>
          <anim:seq smil:dur="0s" presentation:node-type="main-sequence"/>
        </anim:par>
        <presentation:notes draw:style-name="dp2">
          <draw:page-thumbnail draw:style-name="gr1" draw:layer="layout" svg:width="17cm" svg:height="9.56cm" svg:x="2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6" draw:master-page-name="Vintage" presentation:presentation-page-layout-name="AL2T1" xml:id="id8" draw:id="id8">
        <office:forms form:automatic-focus="false" form:apply-design-mode="false"/>
        <draw:frame presentation:style-name="pr4" draw:text-style-name="P1" draw:layer="layout" svg:width="22.5cm" svg:height="3.067cm" svg:x="1.4cm" svg:y="0.8cm" presentation:class="title">
          <draw:text-box>
            <text:p><text:span text:style-name="T1">Brute-force</text:span></text:p>
          </draw:text-box>
        </draw:frame>
        <draw:frame presentation:style-name="pr5" draw:text-style-name="P9" draw:layer="layout" svg:width="25.199cm" svg:height="14.657cm" svg:x="1.6cm" svg:y="4.843cm" presentation:class="outline" presentation:user-transformed="true">
          <draw:text-box>
            <text:list text:style-name="L2">
              <text:list-header>
                <text:p>Definition - What does Brute Force Attack mean?</text:p>
              </text:list-header>
              <text:list-item>
                <text:p>A brute force attack is a trial-and-error method used to obtain information such as a user password or personal identification number (PIN). In a brute force attack, automated software is used to generate a large number of consecutive guesses as to the value of the desired data. Brute force attacks may be used by criminals to crack encrypted data, or by security analysts to test an organization's network security..</text:p>
              </text:list-item>
              <text:list-item>
                <text:p>Techopedia explains Brute Force Attack</text:p>
                <text:p>One example of a type of brute force attack is known as a dictionary attack, which might try all the words in a dictionary. Other forms of brute force attack might try commonly-used passwords or combinations of letters and numbers.</text:p>
              </text:list-item>
              <text:list-item>
                <text:p>An attack of this nature can be time- and resource-consuming. Hence the name "brute force attack;" success is usually based on computing power and the number of combinations tried rather than an ingenious algorithm.</text:p>
              </text:list-item>
              <text:list-item>
                <text:p>The following measures can be used to defend against brute force attacks:</text:p>
              </text:list-item>
              <text:list-item>
                <text:p><text:s text:c="4"/>Requiring users to create complex passwords</text:p>
              </text:list-item>
              <text:list-item>
                <text:p><text:s text:c="4"/>Limiting the number of times a user can unsuccessfully attempt to log in</text:p>
              </text:list-item>
              <text:list-item>
                <text:p><text:s text:c="4"/>Temporarily locking out users who exceed the specified maximum number of failed login <text:s text:c="5"/><text:tab/><text:tab/><text:tab/>attempts.</text:p>
                <text:p/>
              </text:list-item>
            </text:list>
          </draw:text-box>
        </draw:frame>
        <anim:par presentation:node-type="timing-root">
          <anim:par smil:begin="id8.begin">
            <anim:transitionFilter smil:dur="2s" smil:type="slideWipe" smil:subtype="fromTop"/>
          </anim:par>
          <anim:seq smil:dur="0s" presentation:node-type="main-sequence"/>
        </anim:par>
        <presentation:notes draw:style-name="dp2">
          <draw:page-thumbnail draw:style-name="gr1" draw:layer="layout" svg:width="17cm" svg:height="9.56cm" svg:x="2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3" draw:master-page-name="Vintage" presentation:presentation-page-layout-name="AL2T1" xml:id="id9" draw:id="id9">
        <office:forms form:automatic-focus="false" form:apply-design-mode="false"/>
        <draw:frame presentation:style-name="pr4" draw:text-style-name="P1" draw:layer="layout" svg:width="22.5cm" svg:height="3.067cm" svg:x="1.4cm" svg:y="0.8cm" presentation:class="title">
          <draw:text-box>
            <text:p><text:span text:style-name="T1">nmap</text:span></text:p>
          </draw:text-box>
        </draw:frame>
        <draw:frame presentation:style-name="pr5" draw:layer="layout" svg:width="25.2cm" svg:height="12.179cm" svg:x="1.4cm" svg:y="5.066cm" presentation:class="outline">
          <draw:text-box>
            <text:list text:style-name="L2">
              <text:list-item>
                <text:p>Nmap (Network Mapper) is a security scanner, originally written by Gordon Lyon (also known by his pseudonym Fyodor Vaskovich), used to discover hosts and services on a computer network.</text:p>
              </text:list-item>
              <text:list-item>
                <text:p>The software provides a number of features for probing computer networks, including host discovery and service and operating-system detection. These features are extensible by scripts that provide more advanced service detection, vulnerability detection.</text:p>
              </text:list-item>
            </text:list>
          </draw:text-box>
        </draw:frame>
        <anim:par presentation:node-type="timing-root">
          <anim:par smil:begin="id9.begin">
            <anim:transitionFilter smil:dur="2s" smil:type="random"/>
          </anim:par>
          <anim:seq smil:dur="0s" presentation:node-type="main-sequence"/>
        </anim:par>
        <presentation:notes draw:style-name="dp2">
          <draw:page-thumbnail draw:style-name="gr1" draw:layer="layout" svg:width="17cm" svg:height="9.56cm" svg:x="2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3" draw:master-page-name="Vintage" presentation:presentation-page-layout-name="AL2T1" xml:id="id10" draw:id="id10">
        <office:forms form:automatic-focus="false" form:apply-design-mode="false"/>
        <draw:frame presentation:style-name="pr4" draw:text-style-name="P1" draw:layer="layout" svg:width="22.5cm" svg:height="3.067cm" svg:x="1.4cm" svg:y="0.8cm" presentation:class="title">
          <draw:text-box>
            <text:p><text:span text:style-name="T1">Port scanning</text:span></text:p>
          </draw:text-box>
        </draw:frame>
        <draw:frame presentation:style-name="pr5" draw:layer="layout" svg:width="25.2cm" svg:height="12.179cm" svg:x="1.4cm" svg:y="5.066cm" presentation:class="outline">
          <draw:text-box>
            <text:list text:style-name="L2">
              <text:list-item>
                <text:p><text:a xlink:href="https://en.wikipedia.org/wiki/Port_scanner" xlink:type="simple">https://en.wikipedia.org/wiki/Port_scanner</text:a></text:p>
              </text:list-item>
              <text:list-item>
                <text:p>Port sweep is to scan multiple hosts for a specific listening port. The latter is typically used to search for a specific service, for example, an SQL-based computer worm may port sweep looking for hosts listening on <text:span text:style-name="T1">TCP port 1433</text:span>.</text:p>
              </text:list-item>
              <text:list-item>
                <text:p><text:span text:style-name="T1">port sweep</text:span> The act of systematically scanning the ports on one or more computers. Attackers often use this technique to find weakened access points to break into computer systems</text:p>
              </text:list-item>
              <text:list-item>
                <text:p><text:a xlink:href="https://pentest-tools.com/network-vulnerability-scanning/tcp-port-scanner-online-nmap" xlink:type="simple">https://pentest-tools.com/network-vulnerability-scanning/tcp-port-scanner-online-nmap</text:a></text:p>
              </text:list-item>
              <text:list-item>
                <text:p/>
              </text:list-item>
            </text:list>
          </draw:text-box>
        </draw:frame>
        <anim:par presentation:node-type="timing-root">
          <anim:par smil:begin="id10.begin">
            <anim:transitionFilter smil:dur="2s" smil:type="random"/>
          </anim:par>
          <anim:seq smil:dur="0s" presentation:node-type="main-sequence"/>
        </anim:par>
        <presentation:notes draw:style-name="dp2">
          <draw:page-thumbnail draw:style-name="gr1" draw:layer="layout" svg:width="17cm" svg:height="9.56cm" svg:x="2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3" draw:master-page-name="Vintage" presentation:presentation-page-layout-name="AL2T1" xml:id="id11" draw:id="id11">
        <office:forms form:automatic-focus="false" form:apply-design-mode="false"/>
        <draw:frame presentation:style-name="pr7" draw:text-style-name="P1" draw:layer="layout" svg:width="25.199cm" svg:height="2.6cm" svg:x="1.4cm" svg:y="0.6cm" presentation:class="title" presentation:user-transformed="true">
          <draw:text-box>
            <text:p><text:span text:style-name="T1"><text:s/></text:span><text:span text:style-name="T1">REFERENCES</text:span></text:p>
          </draw:text-box>
        </draw:frame>
        <draw:frame presentation:style-name="pr5" draw:layer="layout" svg:width="25.199cm" svg:height="11.755cm" svg:x="1.4cm" svg:y="5.2cm" presentation:class="outline" presentation:user-transformed="true">
          <draw:text-box>
            <text:list text:style-name="L3">
              <text:list-item>
                <text:p><text:span text:style-name="T12"><text:a xlink:href="http://code.activestate.com/recipes/580735-frame-with-border-color-for-tkinter/" xlink:type="simple">http://code.activestate.com/recipes/580735-frame-with-border-color-for-tkinter/</text:a></text:span></text:p>
              </text:list-item>
              <text:list-item>
                <text:p><text:span text:style-name="T12"><text:a xlink:href="https://www.digitalocean.com/community/tutorials/how-to-set-up-a-firewall-with-ufw-on-ubuntu-14-04" xlink:type="simple">https://www.digitalocean.com/community/tutorials/how-to-set-up-a-firewall-with-ufw-on-ubuntu-14-04</text:a></text:span></text:p>
              </text:list-item>
              <text:list-item>
                <text:p><text:span text:style-name="T12"><text:a xlink:href="https://download.g0tmi1k.com/wordlists/large/" xlink:type="simple">https://download.g0tmi1k.com/wordlists/large/</text:a></text:span></text:p>
              </text:list-item>
              <text:list-item>
                <text:p><text:span text:style-name="T12"><text:a xlink:href="https://help.ubuntu.com/lts/serverguide/user-management.html" xlink:type="simple">https://help.ubuntu.com/lts/serverguide/user-management.html</text:a></text:span></text:p>
              </text:list-item>
              <text:list-item>
                <text:p><text:span text:style-name="T12"><text:a xlink:href="https://www.vultr.com/docs/how-to-configure-ufw-firewall-on-ubuntu-14-04" xlink:type="simple">https://www.vultr.com/docs/how-to-configure-ufw-firewall-on-ubuntu-14-04</text:a></text:span></text:p>
              </text:list-item>
              <text:list-item>
                <text:p><text:span text:style-name="T12"><text:a xlink:href="https://docs.python.org/2/library/tkinter.html" xlink:type="simple">https://docs.python.org/2/library/tkinter.html</text:a></text:span></text:p>
              </text:list-item>
              <text:list-item>
                <text:p><text:span text:style-name="T12"><text:a xlink:href="https://www.ibm.com/support/knowledgecenter/en/SSEP7J_10.2.1/com.ibm.swg.ba.cognos.crn_arch.10.2.1.doc/c_securing_the_operating_system.html" xlink:type="simple">https://www.ibm.com/support/knowledgecenter/en/SSEP7J_10.2.1/com.ibm.swg.ba.cognos.crn_arch.10.2.1.doc/c_securing_the_operating_system.html</text:a></text:span></text:p>
              </text:list-item>
            </text:list>
          </draw:text-box>
        </draw:frame>
        <anim:par presentation:node-type="timing-root">
          <anim:par smil:begin="id11.begin">
            <anim:transitionFilter smil:dur="2s" smil:type="random"/>
          </anim:par>
          <anim:seq smil:dur="0s" presentation:node-type="main-sequence"/>
        </anim:par>
        <presentation:notes draw:style-name="dp2">
          <draw:page-thumbnail draw:style-name="gr1" draw:layer="layout" svg:width="17cm" svg:height="9.56cm" svg:x="2cm" svg:y="2.5cm" draw:page-number="11" presentation:class="page"/>
          <draw:frame presentation:style-name="pr3"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Lohit Devanagari1" svg:font-family="'Lohit Devanagari'" style:font-pitch="variable"/>
    <style:font-face style:name="OpenSymbol1" svg:font-family="OpenSymbol, 'Arial Unicode M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Arial Unicode MS'"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OpenSymbol4" svg:font-family="OpenSymbol, 'Arial Unicode M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fo:language="en" fo:country="IN" style:letter-kerning="true" style:font-name-asian="Lohit Devanagari1" style:font-family-asian="'Lohit Devanagari'" style:font-pitch-asian="variable" style:font-size-asian="12pt" style:language-asian="hi" style:country-asian="IN"/>
    </style:style>
    <style:style style:name="Strong_20_Emphasis" style:display-name="Strong Emphasis" style:family="graphic">
      <style:paragraph-properties style:text-autospace="none"/>
      <style:text-properties fo:font-weight="bold" style:font-weight-asian="bold" style:font-weight-complex="bold"/>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ntage-background" style:family="presentation">
      <style:graphic-properties draw:stroke="none" draw:fill="none"/>
      <style:text-properties style:letter-kerning="true"/>
    </style:style>
    <style:style style:name="Vintage-backgroundobjects" style:family="presentation">
      <style:graphic-properties draw:textarea-horizontal-align="justify" draw:shadow="hidden" draw:shadow-offset-x="0.2cm" draw:shadow-offset-y="0.2cm" draw:shadow-color="#808080"/>
      <style:text-properties style:letter-kerning="true"/>
    </style:style>
    <style:style style:name="Vint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Vintage-outline1" style:family="presentation">
      <style:graphic-properties draw:stroke="none" draw:fill="none" draw:auto-grow-height="false" draw:fit-to-size="shrink-to-fit">
        <text:list-style style:name="Vint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outline2" style:family="presentation" style:parent-style-name="Vintage-outline1">
      <style:paragraph-properties fo:margin-left="0cm" fo:margin-right="0cm" fo:margin-top="0cm" fo:margin-bottom="0.398cm" fo:text-indent="0cm"/>
      <style:text-properties fo:font-size="28pt" style:font-size-asian="28pt" style:font-size-complex="28pt"/>
    </style:style>
    <style:style style:name="Vintage-outline3" style:family="presentation" style:parent-style-name="Vintage-outline2">
      <style:paragraph-properties fo:margin-left="0cm" fo:margin-right="0cm" fo:margin-top="0cm" fo:margin-bottom="0.298cm" fo:text-indent="0cm"/>
      <style:text-properties fo:font-size="24pt" style:font-size-asian="24pt" style:font-size-complex="24pt"/>
    </style:style>
    <style:style style:name="Vintage-outline4" style:family="presentation" style:parent-style-name="Vintage-outline3">
      <style:paragraph-properties fo:margin-left="0cm" fo:margin-right="0cm" fo:margin-top="0cm" fo:margin-bottom="0.198cm" fo:text-indent="0cm"/>
      <style:text-properties fo:font-size="20pt" style:font-size-asian="20pt" style:font-size-complex="20pt"/>
    </style:style>
    <style:style style:name="Vintage-outline5" style:family="presentation" style:parent-style-name="Vintage-outline4">
      <style:paragraph-properties fo:margin-left="0cm" fo:margin-right="0cm" fo:margin-top="0cm" fo:margin-bottom="0.098cm" fo:text-indent="0cm"/>
      <style:text-properties fo:font-size="20pt" style:font-size-asian="20pt" style:font-size-complex="20pt"/>
    </style:style>
    <style:style style:name="Vintage-outline6" style:family="presentation" style:parent-style-name="Vintage-outline5">
      <style:paragraph-properties fo:margin-left="0cm" fo:margin-right="0cm" fo:margin-top="0cm" fo:margin-bottom="0.098cm" fo:text-indent="0cm"/>
      <style:text-properties fo:font-size="20pt" style:font-size-asian="20pt" style:font-size-complex="20pt"/>
    </style:style>
    <style:style style:name="Vintage-outline7" style:family="presentation" style:parent-style-name="Vintage-outline6">
      <style:paragraph-properties fo:margin-left="0cm" fo:margin-right="0cm" fo:margin-top="0cm" fo:margin-bottom="0.098cm" fo:text-indent="0cm"/>
      <style:text-properties fo:font-size="20pt" style:font-size-asian="20pt" style:font-size-complex="20pt"/>
    </style:style>
    <style:style style:name="Vintage-outline8" style:family="presentation" style:parent-style-name="Vintage-outline7">
      <style:paragraph-properties fo:margin-left="0cm" fo:margin-right="0cm" fo:margin-top="0cm" fo:margin-bottom="0.098cm" fo:text-indent="0cm"/>
      <style:text-properties fo:font-size="20pt" style:font-size-asian="20pt" style:font-size-complex="20pt"/>
    </style:style>
    <style:style style:name="Vintage-outline9" style:family="presentation" style:parent-style-name="Vintage-outline8">
      <style:paragraph-properties fo:margin-left="0cm" fo:margin-right="0cm" fo:margin-top="0cm" fo:margin-bottom="0.098cm" fo:text-indent="0cm"/>
      <style:text-properties fo:font-size="20pt" style:font-size-asian="20pt" style:font-size-complex="20pt"/>
    </style:style>
    <style:style style:name="Vintage-subtitle" style:family="presentation">
      <style:graphic-properties draw:stroke="none" draw:fill="none" draw:textarea-vertical-align="middle">
        <text:list-style style:name="Vint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intage-title" style:family="presentation">
      <style:graphic-properties draw:stroke="none" draw:fill="none" draw:textarea-vertical-align="middle">
        <text:list-style style:name="Vint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erif" fo:font-family="'Liberation Serif'"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Vintage-backgroundobjects">
      <style:graphic-properties draw:stroke="none" draw:fill="none" draw:fill-color="#ffffff" draw:auto-grow-height="false" fo:min-height="1.449cm"/>
    </style:style>
    <style:style style:name="Mpr5" style:family="presentation" style:parent-style-name="Vintage-backgroundobjects">
      <style:graphic-properties draw:stroke="none" draw:fill="none" draw:fill-color="#ffffff" draw:auto-grow-height="false" fo:min-height="1.485cm"/>
    </style:style>
    <style:style style:name="Mpr6" style:family="presentation" style:parent-style-name="Vintag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Vintage" style:page-layout-name="PM1" draw:style-name="Mdp1">
      <draw:frame draw:style-name="Mgr3" draw:text-style-name="MP7" draw:layer="backgroundobjects" svg:width="27.999cm" svg:height="20.988cm" svg:x="0cm" svg:y="0cm">
        <draw:image xlink:href="Pictures/100073ED00009698000054AB7D04B82717649E2D.svg" xlink:type="simple" xlink:show="embed" xlink:actuate="onLoad">
          <text:p/>
        </draw:image>
        <draw:image xlink:href="Pictures/10000201000003AF000002122935A64ACE3E5A3F.png" xlink:type="simple" xlink:show="embed" xlink:actuate="onLoad"/>
      </draw:frame>
      <draw:frame presentation:style-name="Vintage-title" draw:layer="backgroundobjects" svg:width="22.5cm" svg:height="3.067cm" svg:x="1.4cm" svg:y="0.8cm" presentation:class="title" presentation:placeholder="true">
        <draw:text-box/>
      </draw:frame>
      <draw:frame presentation:style-name="Vintage-outline1" draw:layer="backgroundobjects" svg:width="25.2cm" svg:height="12.179cm" svg:x="1.4cm" svg:y="5.066cm" presentation:class="outline" presentation:placeholder="true">
        <draw:text-box/>
      </draw:frame>
      <draw:frame presentation:style-name="Mpr4" draw:text-style-name="MP2" draw:layer="backgroundobjects" svg:width="6.523cm" svg:height="1.448cm" svg:x="1.4cm" svg:y="19.13cm" presentation:class="date-time">
        <draw:text-box>
          <text:p text:style-name="MP1"><text:span text:style-name="MT1"><presentation:date-time/></text:span></text:p>
        </draw:text-box>
      </draw:frame>
      <draw:frame presentation:style-name="Mpr4" draw:text-style-name="MP6" draw:layer="backgroundobjects" svg:width="8.875cm" svg:height="1.448cm" svg:x="9.576cm" svg:y="19.13cm" presentation:class="footer">
        <draw:text-box>
          <text:p text:style-name="MP5"><text:span text:style-name="MT1"><presentation:footer/></text:span></text:p>
        </draw:text-box>
      </draw:frame>
      <draw:frame presentation:style-name="Mpr4"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0">
        <draw:page-thumbnail presentation:style-name="Vintage-title" draw:layer="backgroundobjects" svg:width="17cm" svg:height="9.56cm" svg:x="2cm" svg:y="2.5cm" presentation:class="page"/>
        <draw:frame presentation:style-name="Vintag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07T23:44:24.130539794</meta:creation-date>
    <dc:date>2018-05-03T11:18:05.164598293</dc:date>
    <meta:editing-duration>PT10H31M11S</meta:editing-duration>
    <meta:editing-cycles>16</meta:editing-cycles>
    <meta:generator>LibreOffice/5.1.6.2$Linux_X86_64 LibreOffice_project/10m0$Build-2</meta:generator>
    <meta:document-statistic meta:object-count="77"/>
  </office:meta>
</office:document-meta>
</file>